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TIX Two Text" svg:font-family="'STIX Two Tex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TIX Two Text"/>
    </style:style>
    <style:style style:name="P2" style:family="paragraph" style:parent-style-name="Standard">
      <style:text-properties style:font-name="STIX Two Text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TIX Two Text" fo:font-weight="bold" style:font-weight-asian="bold" style:font-weight-complex="bold"/>
    </style:style>
    <style:style style:name="P4" style:family="paragraph" style:parent-style-name="Standard">
      <style:text-properties style:font-name="STIX Two Text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OP Java Exercise 3 Task 3 - Quizes</text:p>
      <text:p text:style-name="P2">1) Given:</text:p>
      <text:p text:style-name="P4">--------------------------------------------------</text:p>
      <text:p text:style-name="P1">p</text:p>
      <text:p text:style-name="P1"/>
      <text:p text:style-name="P1"/>
      <text:p text:style-name="P2">Why use generics in Java?</text:p>
      <text:p text:style-name="P1"><text:tab/><text:span text:style-name="T1">a)</text:span><text:tab/>Stronger type checks at compile time.</text:p>
      <text:p text:style-name="P1"><text:tab/><text:span text:style-name="T1">b)</text:span><text:tab/>Elimenation of casts.</text:p>
      <text:p text:style-name="P1"><text:tab/><text:span text:style-name="T1">c)</text:span><text:tab/>To write generic code.</text:p>
      <text:p text:style-name="P1"><text:tab/><text:span text:style-name="T1">d)</text:span><text:tab/>To use less RAM.</text:p>
      <text:p text:style-name="P1"/>
      <text:p text:style-name="P2">What does generics in Java enable?</text:p>
      <text:p text:style-name="P1"><text:span text:style-name="T4"><text:tab/></text:span><text:span text:style-name="T2">a)</text:span><text:span text:style-name="T4"><text:tab/></text:span>Variables</text:p>
      <text:p text:style-name="P1"><text:tab/><text:span text:style-name="T1">b)</text:span><text:tab/>Types (classes and interfaces)</text:p>
      <text:p text:style-name="P1"><text:tab/><text:span text:style-name="T1">c)</text:span><text:tab/>Lists</text:p>
      <text:p text:style-name="P1"><text:tab/><text:span text:style-name="T1">d)</text:span><text:tab/>Arrays</text:p>
      <text:p text:style-name="P1"/>
      <text:p text:style-name="P2">How is a generic class defined in Java?</text:p>
      <text:p text:style-name="P1"><text:tab/><text:span text:style-name="T1">a)</text:span><text:tab/>class name</text:p>
      <text:p text:style-name="P1"><text:tab/><text:span text:style-name="T1">b)</text:span><text:tab/>name class</text:p>
      <text:p text:style-name="P1"><text:tab/><text:span text:style-name="T1">c)</text:span><text:tab/>class name&lt;T1, T2, ..., Tn&gt;</text:p>
      <text:p text:style-name="P1"/>
      <text:p text:style-name="P2">Why is there a parameter naming convention for generic classes in Java?</text:p>
      <text:p text:style-name="P1"><text:tab/><text:span text:style-name="T1">a)</text:span><text:tab/>It would be difficult to tell generic and non generic classes and interfaces apart.</text:p>
      <text:p text:style-name="P1"><text:tab/><text:span text:style-name="T1">b)</text:span><text:tab/>It makes the code run faster.</text:p>
      <text:p text:style-name="P1"><text:tab/><text:span text:style-name="T1">c)</text:span><text:tab/>It makes the code easier to read.</text:p>
      <text:p text:style-name="P1"/>
      <text:p text:style-name="P2">Which paramater naming is extensively used by the Java Collections Framework?</text:p>
      <text:p text:style-name="P1"><text:tab/><text:span text:style-name="T1">a)</text:span><text:tab/>T - Type</text:p>
      <text:p text:style-name="P1"><text:tab/><text:span text:style-name="T1">b)</text:span><text:tab/>V - Value</text:p>
      <text:p text:style-name="P1"><text:tab/><text:span text:style-name="T1">c)</text:span><text:tab/>E - Element</text:p>
      <text:p text:style-name="P1"><text:tab/><text:span text:style-name="T1">d)</text:span><text:tab/>K - Key</text:p>
      <text:p text:style-name="P1"><text:tab/><text:span text:style-name="T1">e)</text:span><text:tab/>N - Number</text:p>
      <text:p text:style-name="P1"/>
      <text:p text:style-name="P2">How are generic objects created in Java?</text:p>
      <text:p text:style-name="P1"><text:span text:style-name="T4"><text:tab/></text:span><text:span text:style-name="T2">a)</text:span><text:span text:style-name="T4"><text:tab/></text:span>Test object = new Test();</text:p>
      <text:p text:style-name="P1"><text:tab/><text:span text:style-name="T1">b)</text:span><text:tab/>Test&lt;Integer&gt; = new Test&lt;Integer&gt;();</text:p>
      <text:p text:style-name="P1"><text:tab/><text:span text:style-name="T1">c)</text:span><text:tab/>Test&lt;String&gt; = new Test&lt;&gt;();</text:p>
      <text:p text:style-name="P1"/>
      <text:p text:style-name="P2"><text:soft-page-break/>How are generic methods in Java declared?</text:p>
      <text:p text:style-name="P1"><text:tab/><text:span text:style-name="T1">a)</text:span><text:tab/>public static &lt;T&gt; boolean test(T p1, T p2)</text:p>
      <text:p text:style-name="P1"><text:tab/><text:span text:style-name="T1">b)</text:span><text:tab/>public boolean test(&lt;T&gt; p1)</text:p>
      <text:p text:style-name="P1"><text:tab/><text:span text:style-name="T1">c)</text:span><text:tab/>private interface test(T p1)</text:p>
      <text:p text:style-name="P1"/>
      <text:p text:style-name="P2">How can you subtype a generic class or interface in Java?</text:p>
      <text:p text:style-name="P1"><text:tab/><text:span text:style-name="T1">a)</text:span><text:tab/>extendig</text:p>
      <text:p text:style-name="P1"><text:tab/><text:span text:style-name="T1">b)</text:span><text:tab/>implementing</text:p>
      <text:p text:style-name="P1"><text:tab/><text:span text:style-name="T1">c)</text:span><text:tab/>including</text:p>
      <text:p text:style-name="P1"><text:tab/><text:span text:style-name="T1">d)</text:span><text:tab/>exclu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TIX Two Text" svg:font-family="'STIX Two Tex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8T23:26:04.88</meta:creation-date>
    <meta:generator>OpenOffice/4.1.0$Win32 OpenOffice.org_project/410m18$Build-9764</meta:generator>
    <dc:date>2018-11-28T23:31:57.44</dc:date>
    <meta:editing-duration>PT5M52S</meta:editing-duration>
    <meta:editing-cycles>2</meta:editing-cycles>
    <meta:document-statistic meta:table-count="0" meta:image-count="0" meta:object-count="0" meta:page-count="2" meta:paragraph-count="41" meta:word-count="216" meta:character-count="1202"/>
  </office:meta>
</office:document-meta>
</file>